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tyle="normal" fo:font-weight="bold" style:font-style-asian="normal" style:font-weight-asian="bold" style:font-style-complex="normal"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list-style-name="L1">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danto:</text:p>
      <text:p text:style-name="Standard"/>
      <text:p text:style-name="Standard">AnswerHub-sivustolla käyttäjä voi kysyä ja vastata kysymyksiin. Sivusto vaatii kysymysten kysymiseen ja niihin vastaamiseen kirjautumisen. Kysymyksiä ja vastauksia voi kuitenkin katsella ilman kirjautumista. Jokaisella käyttäjällä on oma profiilisivu.</text:p>
      <text:p text:style-name="Standard"/>
      <text:p text:style-name="Standard">Kysymyksillä on oma sivu, jossa näkyy vastaukset kysymykseen. Kysymyksellä ja vastauksilla on tähti “arvosana”, joka kuvaa kuinka hyödylliseksi kysymys on yleensä koettu. Jokaiseen kysymykseen voidaan hyväksyä yksi vastaus. Kysymyksien ja vastausten yhteydessä on kysymyksen tai vastauksen kirjoittaja.</text:p>
      <text:p text:style-name="Standard"/>
      <text:p text:style-name="Standard">Jokaiseen kysymykseen liittyy tagi. Tagillä on mahdollista hakea samaan aiheeseen liittyviä kysymyksiä. Etusivulla näkyy viimeisimmät vastaamattomat kysymykset. Etusivulla on myös hakupalkki, jonka avulla on mahdollista etsiä kysymyksiä hakusanan perusteella.</text:p>
      <text:p text:style-name="Standard"/>
      <text:p text:style-name="P2">Käyttötapaukset</text:p>
      <text:p text:style-name="P2"/>
      <text:list xml:id="list2632800711497909576" text:style-name="L1">
        <text:list-item>
          <text:p text:style-name="P3">Profiilinluonti ja sisäänkirjautuminen</text:p>
        </text:list-item>
        <text:list-item>
          <text:p text:style-name="P3">Kysymyksen kysyminen</text:p>
        </text:list-item>
        <text:list-item>
          <text:p text:style-name="P3">Kysymykseen vastaaminen</text:p>
        </text:list-item>
        <text:list-item>
          <text:p text:style-name="P3">Vastauksen hyväksyminen kysymykseen</text:p>
        </text:list-item>
        <text:list-item>
          <text:p text:style-name="P3">Kysymyksen arvostelu</text:p>
        </text:list-item>
        <text:list-item>
          <text:p text:style-name="P3">Kysymysten haku etusivun hakupalkin avull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enri Korpela</meta:initial-creator>
    <meta:creation-date>2014-09-03T20:44:55</meta:creation-date>
    <dc:date>2014-09-03T21:41:02</dc:date>
    <dc:creator>Henri Korpela</dc:creator>
    <meta:editing-duration>PT56M9S</meta:editing-duration>
    <meta:editing-cycles>26</meta:editing-cycles>
    <meta:generator>OpenOffice/4.1.1$Unix OpenOffice.org_project/411m6$Build-9775</meta:generator>
    <meta:document-statistic meta:table-count="0" meta:image-count="0" meta:object-count="0" meta:page-count="1" meta:paragraph-count="11" meta:word-count="119" meta:character-count="1020"/>
  </office:meta>
</office:document-meta>
</file>